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T2" style:parent-style-name="DefaultParagraphFont" style:family="text">
      <style:text-properties fo:background-color="#FF9900"/>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CommentReference" style:family="text">
      <style:text-properties style:font-name-complex="Mangal"/>
    </style:style>
    <style:style style:name="T6" style:parent-style-name="DefaultParagraphFont" style:family="text">
      <style:text-properties fo:font-weight="bold" style:font-weight-asian="bold" style:font-weight-complex="bold"/>
    </style:style>
    <style:style style:name="P7" style:parent-style-name="Textbody" style:family="paragraph">
      <style:text-properties fo:background-color="#FFFF00"/>
    </style:style>
    <style:style style:name="P8" style:parent-style-name="Textbody" style:family="paragraph">
      <style:text-properties fo:background-color="#FFFF00"/>
    </style:style>
    <style:style style:name="P9" style:parent-style-name="Textbody" style:family="paragraph">
      <style:text-properties fo:font-weight="bold" style:font-weight-asian="bold" style:font-weight-complex="bold"/>
    </style:style>
    <style:style style:name="T10" style:parent-style-name="DefaultParagraphFont" style:family="text">
      <style:text-properties fo:background-color="#FFFF00"/>
    </style:style>
    <style:style style:name="T11" style:parent-style-name="DefaultParagraphFont" style:family="text">
      <style:text-properties fo:background-color="#FFFF00"/>
    </style:style>
    <style:style style:name="T12" style:parent-style-name="DefaultParagraphFont" style:family="text">
      <style:text-properties fo:background-color="#FFFFFF"/>
    </style:style>
    <style:style style:name="T13" style:parent-style-name="DefaultParagraphFont" style:family="text">
      <style:text-properties fo:background-color="#FFFFFF"/>
    </style:style>
    <style:style style:name="T14" style:parent-style-name="DefaultParagraphFont" style:family="text">
      <style:text-properties fo:background-color="#FFFF00"/>
    </style:style>
    <style:style style:name="T15" style:parent-style-name="DefaultParagraphFont" style:family="text">
      <style:text-properties fo:background-color="#FF0000"/>
    </style:style>
    <style:style style:name="T16" style:parent-style-name="DefaultParagraphFont" style:family="text">
      <style:text-properties fo:background-color="#FF0000"/>
    </style:style>
    <style:style style:name="T17" style:parent-style-name="CommentReference" style:family="text">
      <style:text-properties style:font-name-complex="Mangal"/>
    </style:style>
    <style:style style:name="T18" style:parent-style-name="DefaultParagraphFont" style:family="text">
      <style:text-properties fo:background-color="#FF0000"/>
    </style:style>
    <style:style style:name="T19" style:parent-style-name="DefaultParagraphFont" style:family="text">
      <style:text-properties fo:background-color="#FFFF00"/>
    </style:style>
    <style:style style:name="T20" style:parent-style-name="DefaultParagraphFont" style:family="text">
      <style:text-properties fo:background-color="#FF9900"/>
    </style:style>
    <style:style style:name="P21" style:parent-style-name="Textbody" style:family="paragraph">
      <style:text-properties fo:background-color="#FFFF00"/>
    </style:style>
    <style:style style:name="T22" style:parent-style-name="CommentReference" style:family="text">
      <style:text-properties style:font-name-complex="Mangal"/>
    </style:style>
    <style:style style:name="P23" style:parent-style-name="Textbody" style:family="paragraph">
      <style:text-properties fo:background-color="#FFFF00"/>
    </style:style>
    <style:style style:name="T24" style:parent-style-name="DefaultParagraphFont" style:family="text">
      <style:text-properties fo:background-color="#FFFF00"/>
    </style:style>
    <style:style style:name="T25" style:parent-style-name="DefaultParagraphFont" style:family="text">
      <style:text-properties fo:background-color="#FFFF00"/>
    </style:style>
    <style:style style:name="P26" style:parent-style-name="Textbody" style:family="paragraph">
      <style:text-properties fo:background-color="#FFFF00"/>
    </style:style>
    <style:style style:name="P27" style:parent-style-name="Textbody" style:family="paragraph">
      <style:text-properties fo:background-color="#FFFF00"/>
    </style:style>
    <style:style style:name="P28" style:parent-style-name="Textbody" style:family="paragraph">
      <style:text-properties fo:font-weight="bold" style:font-weight-asian="bold" style:font-weight-complex="bold"/>
    </style:style>
    <style:style style:name="P29" style:parent-style-name="Textbody" style:family="paragraph">
      <style:text-properties fo:background-color="#FFFF00"/>
    </style:style>
    <style:style style:name="P30" style:parent-style-name="Textbody" style:family="paragraph">
      <style:text-properties fo:background-color="#FFFF00"/>
    </style:style>
    <style:style style:name="T31" style:parent-style-name="DefaultParagraphFont" style:family="text">
      <style:text-properties fo:background-color="#FFFF00"/>
    </style:style>
    <style:style style:name="T32" style:parent-style-name="DefaultParagraphFont" style:family="text">
      <style:text-properties fo:background-color="#FFFF00"/>
    </style:style>
    <style:style style:name="T33" style:parent-style-name="DefaultParagraphFont" style:family="text">
      <style:text-properties fo:background-color="#FF9900"/>
    </style:style>
    <style:style style:name="P34" style:parent-style-name="Textbody" style:family="paragraph">
      <style:text-properties fo:background-color="#FFFF00"/>
    </style:style>
    <style:style style:name="P35" style:parent-style-name="Textbody" style:family="paragraph">
      <style:text-properties fo:background-color="#FFFF00"/>
    </style:style>
    <style:style style:name="P36" style:parent-style-name="Textbody" style:family="paragraph">
      <style:text-properties fo:background-color="#FFFF00"/>
    </style:style>
    <style:style style:name="P37" style:parent-style-name="Textbody" style:family="paragraph">
      <style:text-properties fo:background-color="#FFFF00"/>
    </style:style>
    <style:style style:name="P38" style:parent-style-name="Textbody" style:family="paragraph">
      <style:text-properties fo:background-color="#FFFF00"/>
    </style:style>
    <style:style style:name="P39" style:parent-style-name="Textbody" style:family="paragraph">
      <style:text-properties fo:background-color="#FFFF00"/>
    </style:style>
    <style:style style:name="T40" style:parent-style-name="DefaultParagraphFont" style:family="text">
      <style:text-properties fo:background-color="#FFFF00"/>
    </style:style>
    <style:style style:name="T41" style:parent-style-name="DefaultParagraphFont" style:family="text">
      <style:text-properties fo:background-color="#FFFFFF"/>
    </style:style>
    <style:style style:name="T42" style:parent-style-name="DefaultParagraphFont" style:family="text">
      <style:text-properties fo:background-color="#FFFFFF"/>
    </style:style>
    <style:style style:name="P43" style:parent-style-name="Textbody" style:family="paragraph">
      <style:text-properties fo:background-color="#FFFF00"/>
    </style:style>
    <style:style style:name="P44" style:parent-style-name="Textbody" style:family="paragraph">
      <style:text-properties fo:background-color="#FFFF00"/>
    </style:style>
    <style:style style:name="T45" style:parent-style-name="DefaultParagraphFont" style:family="text">
      <style:text-properties fo:background-color="#FFFF00"/>
    </style:style>
    <style:style style:name="T46" style:parent-style-name="DefaultParagraphFont" style:family="text">
      <style:text-properties fo:background-color="#FFFF00"/>
    </style:style>
    <style:style style:name="T47" style:parent-style-name="DefaultParagraphFont" style:family="text">
      <style:text-properties fo:background-color="#FF9900"/>
    </style:style>
    <style:style style:name="T48" style:parent-style-name="DefaultParagraphFont" style:family="text">
      <style:text-properties fo:background-color="#FFFFFF"/>
    </style:style>
    <style:style style:name="T49" style:parent-style-name="DefaultParagraphFont" style:family="text">
      <style:text-properties fo:background-color="#FFFFFF"/>
    </style:style>
    <style:style style:name="T50" style:parent-style-name="DefaultParagraphFont" style:family="text">
      <style:text-properties fo:background-color="#FFFFFF"/>
    </style:style>
    <style:style style:name="T51" style:parent-style-name="DefaultParagraphFont" style:family="text">
      <style:text-properties fo:background-color="#FFFFFF"/>
    </style:style>
    <style:style style:name="P52" style:parent-style-name="Textbody" style:family="paragraph">
      <style:text-properties fo:background-color="#FFFF00"/>
    </style:style>
    <style:style style:name="P53" style:parent-style-name="Textbody" style:family="paragraph">
      <style:text-properties fo:background-color="#FFFF00"/>
    </style:style>
    <style:style style:name="T54" style:parent-style-name="DefaultParagraphFont" style:family="text">
      <style:text-properties fo:font-weight="bold" style:font-weight-asian="bold" style:font-weight-complex="bold" fo:background-color="#FFFFFF"/>
    </style:style>
    <style:style style:name="T55" style:parent-style-name="DefaultParagraphFont" style:family="text">
      <style:text-properties fo:background-color="#FFFFFF"/>
    </style:style>
    <style:style style:name="T56" style:parent-style-name="DefaultParagraphFont" style:family="text">
      <style:text-properties fo:background-color="#FFFFFF"/>
    </style:style>
    <style:style style:name="T57" style:parent-style-name="DefaultParagraphFont" style:family="text">
      <style:text-properties fo:background-color="#FFFFFF"/>
    </style:style>
    <style:style style:name="T58" style:parent-style-name="DefaultParagraphFont" style:family="text">
      <style:text-properties fo:background-color="#FFFFFF"/>
    </style:style>
    <style:style style:name="T59" style:parent-style-name="DefaultParagraphFont" style:family="text">
      <style:text-properties fo:background-color="#FFFFFF"/>
    </style:style>
    <style:style style:name="T60" style:parent-style-name="DefaultParagraphFont" style:family="text">
      <style:text-properties fo:background-color="#FFFFFF"/>
    </style:style>
    <style:style style:name="T61" style:parent-style-name="DefaultParagraphFont" style:family="text">
      <style:text-properties fo:background-color="#FFFFFF"/>
    </style:style>
    <style:style style:name="T62" style:parent-style-name="DefaultParagraphFont" style:family="text">
      <style:text-properties fo:background-color="#FFFFFF"/>
    </style:style>
    <style:style style:name="T63" style:parent-style-name="DefaultParagraphFont" style:family="text">
      <style:text-properties fo:background-color="#FFFFFF"/>
    </style:style>
    <style:style style:name="T64" style:parent-style-name="DefaultParagraphFont" style:family="text">
      <style:text-properties fo:background-color="#FFFFFF"/>
    </style:style>
    <style:style style:name="T65" style:parent-style-name="DefaultParagraphFont" style:family="text">
      <style:text-properties fo:background-color="#FFFFFF"/>
    </style:style>
    <style:style style:name="T66" style:parent-style-name="DefaultParagraphFont" style:family="text">
      <style:text-properties fo:background-color="#FFFFFF"/>
    </style:style>
    <style:style style:name="T67" style:parent-style-name="DefaultParagraphFont" style:family="text">
      <style:text-properties fo:background-color="#FFFFFF"/>
    </style:style>
    <style:style style:name="T68" style:parent-style-name="DefaultParagraphFont" style:family="text">
      <style:text-properties fo:background-color="#FFFFFF"/>
    </style:style>
    <style:style style:name="T69" style:parent-style-name="DefaultParagraphFont" style:family="text">
      <style:text-properties fo:background-color="#FFFFFF"/>
    </style:style>
    <style:style style:name="P70" style:parent-style-name="Textbody" style:family="paragraph">
      <style:text-properties fo:background-color="#FFFFFF"/>
    </style:style>
    <style:style style:name="P71" style:parent-style-name="Textbody" style:family="paragraph">
      <style:text-properties fo:background-color="#FFFFFF"/>
    </style:style>
    <style:style style:name="T72" style:parent-style-name="DefaultParagraphFont" style:family="text">
      <style:text-properties fo:font-style="italic" style:font-style-asian="italic"/>
    </style:style>
  </office:automatic-styles>
  <office:body>
    <office:text text:use-soft-page-breaks="true">
      <text:p text:style-name="P1">To the Editor: (insert name if you have it)<text:s/></text:p>
      <text:p text:style-name="Textbody">Please find attached a revised version of our manuscript “ insert title here ..” <text:s/>In your letter of xx/xx/2016, you indicated that you<text:s/>would consider the paper for publication in (insert journal name) if we responded to the reviewers’ concerns. <text:s text:c="2"/>This letter lists the reviewers’ primary concerns and our responses to each. <text:s/>Text highlighted in yellow indicates a response to the reviewer’s<text:s/>concern while text highlighted in orange indicates a change made to the manuscript in response to reviewers’ concerns.<text:s/><text:span text:style-name="T2">ge indicates changes that were made to the manuscript.</text:span></text:p>
      <text:p text:style-name="Textbody"/>
      <text:p text:style-name="Textbody"><text:span text:style-name="T3">Reviewer<text:s/></text:span><text:span text:style-name="T4"><office:annotation office:name="0"><dc:creator>Heckman</dc:creator><dc:date>2016-08-08T13:16:00</dc:date><text:p text:style-name="CommentText">Is it customary to include the entire review in a response letter? <text:s/>This could be filtered down to the following: <text:s/>“We are pleased that Reviewer 1 had many positive responses to our manuscript. <text:s/>Reviewer 1 did recommend that, in future research, we consider <text:s/>content generated by doctors and medical staff to have a more comprehensive characterization of the problem.” <text:s text:c="2"/>Then just include the response that you did.<text:s/></text:p></office:annotation>1</text:span><text:span text:style-name="T5"><office:annotation-end office:name="0"/></text:span><text:span text:style-name="T6">:</text:span></text:p>
      <text:p text:style-name="Textbody"/>
      <text:p text:style-name="Textbody">This paper describes a data mining and machine learning strategy using natural language processing (NLP) techniques that monitors Twitter social media data to identify Pre-Exposure Prophylaxis (PrEP) discussion trends. PrEP is a groundbreaking biomedical approach to curbing the transmission of Human Immunodeficiency Virus (HIV). Truvada, the most common form of PrEP, is a combination of tenofovir and emtricitabine and is a once-daily oral mediation taken by HIV-seronegative persons at elevated risk for HIV infection. When taken reliably every day, PrEP can reduce one's risk for HIV infection by as much as 99%. While highly efficacious, PrEP is expensive, somewhat<text:s/>stigmatized, and many health care providers remain uninformed about its benefits.</text:p>
      <text:p text:style-name="Textbody"/>
      <text:p text:style-name="Textbody">In recent years, data mining techniques have been applied to social media content to analyze the spread of HIV in the United States; despite this, no study has investigated<text:s/>yet the PrEP use and the connected sentiment via social media. For this reason, the article addresses an issue of great interest, and it contributes to the spread of knowledge about PrEP. Furthermore, it enables public health professionals to monitor PrEP<text:s/>discussion trends and identify strategies to improve HIV prevention via PrEP.</text:p>
      <text:p text:style-name="Textbody"/>
      <text:p text:style-name="Textbody">The paper is very well written and it keeps a good balancing between medical and computer science aspects. It describes the Pre-Exposure Prophylaxis in a very clear way even for<text:s/>non expert readers. It is worth to underline that the way of describing the problem is always adequate: it emerges a not superficial knowledge of the context and connected issues.</text:p>
      <text:p text:style-name="Textbody">By following some lines of research that have addressed the analysis of medical blogs and healthcare-related content in social media in the last years, in this paper the authors collected a non negligible amount of tweets containing PrEP-related terms, such as "HIV", "AIDS", "truvada", "prophylaxis", "imtesting", or "PrEP" from Twitter's streaming API. In their study, the authors use word2vec to determine semantically similar words to a query word, and doc2vec to determine similar tweets, users and hashtags to a query hashtag. In additon to this, they use Dynamic Topic Modeling (DTM) to identify how certain topics change over time to detect relevant trends, illustrating how PrEP discussion<text:s/><text:soft-page-break/>is becoming prevalent with respect to other HIV-related issues. Furthermore, to identify the amount of Twitter users that mentioned PrEP with respect to other topics in their other tweets, authors concatenate their timeline of tweets, and performe LDA topic modeling on the resulting set of user timeline documents. It emerges that, in general, the discussion about PrEP is still limited. Finally, authors perform a sentiment analysis on the tweet addressing PrEP and HIV-related issues, in order to evaluate the polarity connected to this issues.</text:p>
      <text:p text:style-name="Textbody">The useful observations that result from the analysis proposed in the paper illustrate the interest of the paper. In the future, I would suggest to try to consider some content generated by doctors and medical staff, in order to have a more complete and trustworthy analysis of the considered problem.</text:p>
      <text:p text:style-name="P7"/>
      <text:p text:style-name="P8">We thank Reviewer 1 for the thorough summary of our paper. <text:s/>We agree with Reviewer 1 and, in the future, we will collect and analyze data from a greater number of sources, such as medical staff. In fact, we are currently attempting to obtain <text:s/>medical data that would be relevant to our HIV/PrEP public health efforts.</text:p>
      <text:p text:style-name="Textbody"/>
      <text:p text:style-name="P9">Reviewer 2:</text:p>
      <text:p text:style-name="Textbody"/>
      <text:p text:style-name="Textbody">Reviewer 2 noted that the analysis is interesting but the biggest part of the paper presents the explanation of the current state of PrEP use and perceptions rather than the details of the study’s methodology. <text:s/>Overall, there is nothing innovative about the approach, as existing well known methods are used (like word2vec and LDA).</text:p>
      <text:p text:style-name="Textbody"><text:span text:style-name="T10">The primary contribution of this paper is to provide an initial <text:s/>investigation of the role of PrEP in HIV-related social media patterns; no investigation of this to</text:span><text:span text:style-name="T11">pic has been conducted to date <text:s/>(see last 2 paragraphs of introduction). While no new methods were developed for this study, this project did accomplish its goal of characterizing patterns and predictors of PrEP use on social media. <text:s/>(However,</text:span><text:span text:style-name="T12"><text:s/>the applicat</text:span><text:span text:style-name="T13">ion of Doc2Vec on twitter hashtags may be relatively novel (I haven’t seen it done before) but I don’t think that it’s important enough to be mentioned as a methods contribution of this paper.)</text:span></text:p>
      <text:p text:style-name="Textbody">Several points of the analysis are not well explained and no<text:s/>details are given about the training of word2vec model. In which data has been trained?</text:p>
      <text:p text:style-name="Textbody"><text:span text:style-name="T14">The word2vec model was trained on the filtered dataset of 624,569 tweets.<text:s/></text:span><text:span text:style-name="T15">This was clarified in the<text:s/></text:span><text:span text:style-name="T16"><office:annotation office:name="1"><dc:creator>Heckman</dc:creator><dc:date>2016-08-08T13:33:00</dc:date><text:p text:style-name="CommentText">I don’t have orange so I used red. <text:s/>Please change my red highlighting to orange to be consistent with yours.<text:s/></text:p></office:annotation>revised</text:span><text:span text:style-name="T17"><office:annotation-end office:name="1"/></text:span><text:span text:style-name="T18"><text:s/>paper by</text:span><text:span text:style-name="T19"><text:s/></text:span><text:span text:style-name="T20">adding to the first sentence of the second paragraph of the section “Word and Document Similarity”.</text:span></text:p>
      <text:p text:style-name="Textbody">The author mentioned that they used 100 topics, but no information is given on why they choose<text:s/>this number. Have they tried these analyses with a different number of topics?</text:p>
      <text:p text:style-name="P21">A larger number of topics allows us to gain more specific information about topics that are only a fraction of the overall corpus. Other numbers of topics were tried but the choice of 100 was made to<text:s/><text:soft-page-break/>balance the tradeoffs between specificity and generalization of individual topics relevant to PrEP. Because PrEP (and HIV, etc) is a small portion of user’s timelines, we needed a number of topics at least as big as N=100 to see HIV-related topics. Choosing an even larger number of topics would have left some topics with very few documents.</text:p>
      <text:p text:style-name="Textbody">On the user timeline analysis,<text:s/><office:annotation office:name="2"><dc:creator>Heckman</dc:creator><dc:date>2016-08-08T13:35:00</dc:date><text:p text:style-name="CommentText">The reviewer actually used the phrase “it sounds weird” ….. ??</text:p></office:annotation>it sounds weird<text:s/><text:span text:style-name="T22"><office:annotation-end office:name="2"/></text:span>that only one topic was related<text:s/>to HIV, as the data used were from users related to PrEP. In addition, in the doc2vec analysis mentioned in the previous section, the authors mention that they have identified these users and they use several related hashtags. As a result, I do not understand how LDA manages to identify only one out 100 topics related to HIV. LDA is a generative model and as a result very often, the representative top words for the topics are not discriminative for the topics, and they appear in the top words of many topics.</text:p>
      <text:p text:style-name="P23">We used a whole 3000 tweet user-timeline as the “document” for LDA analysis. Only SOME of the tweets in that timeline contained HIV or PrEP or AIDS etc. This gave a set of larger length “documents”, but those documents were concatenated timelines from<text:s/>“users that mentioned PrEP”. This was to investigate related topics surrounding PrEP, and not only PrEP itself. This was stated in the paper (see “User Timeline Analysis”).</text:p>
      <text:p text:style-name="Textbody">Inthe same vein, in the time domain, only topic 5 seems to have the word PrEP, which again seems weird for the LDA algorithm.</text:p>
      <text:p text:style-name="Textbody"><text:span text:style-name="T24">The time domain analysis used DTM (which is an LDA-related algorithm), not LDA, and it was trained on the 624,569 tweets related to HIV etc. While all of these tweets were related to HIV, not all of them were rela</text:span><text:span text:style-name="T25">ted to PrEP (the majority of HIV-related tweets were not PrEP-related). For example Figure 3 (DTM topic 5) shows PrEP related, while Figure 4 (DTM topic 4) shows WorldAIDSDay related. All of these topics (not shown) were related to HIV, PrEP, AIDS, etc.</text:span></text:p>
      <text:p text:style-name="Textbody">The statement that the tweets did not seem to be over represented in any geographical region of the US, cannot be claimed as it is based only on the 2% of the dataset.</text:p>
      <text:p text:style-name="P26">We mentioned that comment as an informal/overall description of the data near the beginning of our analysis. It was meant to be qualitative, not quantitative. However, the fact that the geo-tweets are only a small portion of the dataset shouldn’t be a problem as long as we assume that there are no sampling biases… but again it was not our intention to make this observation quantitative as indicated by the wording (“did not seem to be over represented”).</text:p>
      <text:p text:style-name="Textbody">Is the method easily extended to other use cases? Or there is a lot of manual work that needs to take place in order to extract the obtained information?</text:p>
      <text:p text:style-name="P27">Our whole analysis can be reproduced programatically, potentially on other textual datasets that have similar metadata available. <text:s/>The labeled sentiment tweets that we used were downloaded from a resource (reference 20 in the paper) that may have<text:s/>used human agents for the sentiment labeling, but that is outside the scope of our work here.</text:p>
      <text:p text:style-name="Textbody"/>
      <text:soft-page-break/>
      <text:p text:style-name="P28">Reviewer 3:</text:p>
      <text:p text:style-name="Textbody"/>
      <text:p text:style-name="Textbody">The conclusions drawn are very general, without any specific insights, e.g. PrEP discussion activity is increasing on Twitter, people who mention PrEP also talk about general health, STDs, stigma, and politics. Listed below are some specific points:</text:p>
      <text:p text:style-name="Textbody"><text:s text:c="2"/></text:p>
      <text:p text:style-name="Textbody"><text:s text:c="2"/>The basis for getting relevant tweets is by looking for tweets with at least one of the following words ‘HIV’, ‘AIDS’, ‘truvada’, ‘prophylaxis’, ‘imtesting’ and ‘PrEP’. PrEP is not specific to HIV/AIDS and therefore the authors should have instead looked for how many of these tweets refer to truvada/PrEP in the context of HIV/AIDS. Pre-Exposure Prophylaxis (PrEP) could refer to preventing other viral<text:s/>diseases too, for example ebola.</text:p>
      <text:p text:style-name="Textbody"><text:s text:c="4"/>Truvada is also an ARV (anti-retroviral) and not used only in PrEP. That means patients who have HIV could also be taking Truvada, not only those who are serum-negative but at a risk of contracting HIV.</text:p>
      <text:p text:style-name="P29">Truvada is indeed used also as anti-retroviral therapy (ART) for people living with HIV, but sentiment analysis for either use (ART or PrEP) would be useful to inform HIV prevention, as HIV treatment reduces viral transmission.</text:p>
      <text:p text:style-name="P30">Although anti-viral medications have been used in chemoprophylaxis for influenza in high-risk persons, and Truvada used for HIV prophylaxis has been shown to reduce risk of acquisition of Herpes simplex virus, the term “PrEP” is now strongly associated with HIV prevention. We checked with the Centers for Disease Control and Prevention (CDC) and, at present, there is no pre-exposure prophylaxis for Ebola or Zika, other viral diseases likely to be discussed in social media</text:p>
      <text:p text:style-name="Textbody"><text:s/>It would have been interesting if the authors considered looking at the side-effects of Truvada -viz- serious liver problems, lactic acidosis, worsening of hepatitis B (HBV) infection when used for PrEP. Did any people tweet that they were stopping the regimen due to side-effects?</text:p>
      <text:p text:style-name="Textbody"><text:span text:style-name="T31">We are currently searching for tweets concerning side</text:span><text:span text:style-name="T32"><text:s/>effects, both those actually experienced by people living with HIV/AIDS and sentiments expressing fear of possible side effects.<text:s/></text:span><text:span text:style-name="T33">Currently searching for side-effect related tweets, and will add a small mention to results.</text:span></text:p>
      <text:p text:style-name="Textbody"><text:s text:c="4"/>Abbas et al (Antiretroviral therapy and pre-exposure prophylaxis: combined impact on HIV transmission and drug resistance in South Africa. Abbas UL et al. J Infect Dis. 2013 Jul 15;208(2):224-34) describe a detailed mathematical model to simulate the epidemiological impact of ART-alone, PrEP-alone, and combined ART+PrEP in South Africa. Would be interesting if the authors have a look at this. Ideally, this work should feed into such models.</text:p>
      <text:p text:style-name="P34">Thank you for this helpful suggestion. We are limited in our ability to inform the cited model with the results and approaches described in our paper since the cited model predicts incidence rates and is fit<text:s/><text:soft-page-break/>using data from South Africa over a period from 1990-2008. Our tweet corpus dataset was limited to the year 2016 in the USA.</text:p>
      <text:p text:style-name="P35">In future work,<text:s/>given data characterizing incidence rates, PrEP and ART use and social media data from the same time and location, we could construct a larger model that could predict HIV incidence from social media data and identify the effects of PrEP and ART in that model. We are currently attempting to obtain <text:s/>medical data to conduct <text:s/>such an investigation possible in future work.</text:p>
      <text:p text:style-name="Textbody"><text:s text:c="4"/>Social Media is a broad term. So why did the authors restrict themselves to Twitter. What about Facebook? Furthermore, focussed discussion sites such as<text:s/><text:a xlink:href="http://www.patientslikeme.com/" office:target-frame-name="_top" xlink:show="replace">www.patientslikeme.com</text:a><text:s/>contain lots of information about medical conditions and treatments, including HIV. For the objectives considered in the paper, such sites may offer more useful insights.</text:p>
      <text:p text:style-name="P36">Twitter was chosen because it provides publically available data. We are in the process of negotiating with the Kaiser Family Foundation for access to comments on their private Facebook (FB) account via a data use agreement. This FB account act as a forum for comments on ads and outreach programs for HIV testing and PrEP. Our work with Twitter was a test of concept. There have not been a lot of studies mining social media for sentiment analysis in HIV. We consulted by phone with Sean Young, author of numerous articles on big data, social media, and HIV (1-7) regarding our methodology, and he supported our approach of initially conducting our analyses uses Twitter data. Scraping focused discussion sites such as www.patientslikeme.com would definitely be useful for future analyses.</text:p>
      <text:p text:style-name="P37">We cited Sean Young and others who have used Twitter for HIV analyses in the second paragraph of our introduction.</text:p>
      <text:p text:style-name="P38">Also, Twitter provides hashtags which is pretty unique for author-provided topic annotation. We mention hashtags both in the introduction, and when we make use of them in the results. Similarly there are other useful metadata associated with tweets not found in other media such as date and location. We specifically use the date in our DTM modeling, and the location is<text:s/>used in part to restrict tweets from outside the USA. So ultimately there are tradeoffs.</text:p>
      <text:p text:style-name="Textbody"><text:s text:c="4"/>The main substantiating points for tweet 708519265540907010 seem to come from reading the corresponding blog than the tweet itself, pointing to the fact that a tweet by itself is too short to gain insights</text:p>
      <text:p text:style-name="Textbody"><text:s text:c="2"/></text:p>
      <text:p text:style-name="Textbody"><text:s text:c="2"/>Comments on the techniques used:</text:p>
      <text:p text:style-name="Textbody">1. The work can at best be summarized as a case study of analytics using standard tool sets on social media. Thus, it lacks anything fundamental in its contribution to data analytics.</text:p>
      <text:p text:style-name="P39">The primary contribution of this paper is to present finding from an initial investigation of the role of PrEP in HIV-related social media patterns <text:s/>(see last 2 paragraphs of introduction). No new methods were developed, and the goals were not general, but rather to demonstrate a specific approach.</text:p>
      <text:soft-page-break/>
      <text:p text:style-name="Textbody"><text:span text:style-name="T40"><text:s/>(However,</text:span><text:span text:style-name="T41"><text:s/>the application of Doc2Vec on twitter hashtags may be relatively novel (I haven’t seen it done before) but I don’t think that it’s important enough to be mentioned as a methods contribution of</text:span><text:span text:style-name="T42"><text:s/>this paper.)</text:span></text:p>
      <text:p text:style-name="Textbody">2. Since a standard toolset is used, why restrict to analysis of content related to PrEP alone? General framework would have been more interesting.</text:p>
      <text:p text:style-name="P43">We chose to focus specifically on PrEP in consultation with the Georgia Department of Public Health (DPH) and Centers for Disease Control and Prevention (CDC) Division of HIV/AIDS Prevention as they identified PrEP as the area of HIV prevention they prioritized for this sort of social media search. PrEP uptake is notably lower among black men who have sex with men (MSM), a population disproportionately affected by HIV, compared to white MSM. We, in collaboration with behavioral experts at DPH and CDC, hypothesized sentiment analysis around PrEP would yield more specific findings on behavioral barriers and stigma associated with PrEP use.</text:p>
      <text:p text:style-name="Textbody">3. Suitability of LDA approach for twitter feed with limited text size is unclear. Authors need to justify this.</text:p>
      <text:p text:style-name="P44">We used a whole 3000 tweet user-timeline as the “document” for LDA analysis. Only SOME of the tweets in<text:s/>that timeline contained HIV or PrEP or AIDS etc. This gave a set of larger length “documents”, but those documents were concatenated timelines from “users that mentioned PrEP”. This was to investigate related topics surrounding PrEP, and not only PrEP itself. This was stated in the paper (see “User Timeline Analysis”).</text:p>
      <text:p text:style-name="Textbody">4. Was word2vec trained on twitter feeds or on literature? This is not discussed. If it was on tweets, the justification is missing as to why this gives a reasonable embedding.</text:p>
      <text:p text:style-name="Textbody"><text:span text:style-name="T45">The word2vec<text:s/></text:span><text:span text:style-name="T46">model was trained on the filtered dataset of 624,569 tweets.<text:s/></text:span><text:span text:style-name="T47">I clarified this by adding to the first sentence of the second paragraph of the section “Word and Document Similarity”.<text:s/></text:span><text:span text:style-name="T48">When I search in google scholar for “word2vec Twitter” I get 507 results in</text:span><text:span text:style-name="T49"><text:s/>just the last 2 years. I don’t think that there are any specific issues with using Twitter data to generate embeddings and I don’t think it would be appropriate/required to justify such a routine choice of corpus. Furthermore our results make sense with r</text:span><text:span text:style-name="T50">espect to various controls (i.e., we see HIV and AIDS topics embedded “close to each other” in figure 2). Also, we use the observation of World AIDS Day topics as another control (and we specifically mention that it serves as a control). I see no reason to</text:span><text:span text:style-name="T51"><text:s/>disbelieve the results.</text:span></text:p>
      <text:p text:style-name="Textbody"><text:s text:c="2"/>5. Authors make passing mention of the issue of twitter spams, marketing tweets etc. Details related to its effects on DTM, relevance ranking etc., are missing. Few successful case studies cannot be the basis to conclude that the<text:s/>method is robust against spam.</text:p>
      <text:p text:style-name="P52">We mention that we simply tried to filter the tweets on certain keywords and that, as a result, spam was a potential problem. <text:s/>We did not overstate or claim any substantial ability to be “robust against spam” only that, qualitatively, we have found that spam is sometimes a problem (we haven’t measured it in any quantitative sense, though spam appears qualitatively to be small enough to not overly affect<text:s/><text:soft-page-break/>analyses, especially with our positive controls, i.e. see our mention of<text:s/>World AIDS Day), and combating it may be a direction for future work.</text:p>
      <text:p text:style-name="P53"/>
      <text:p text:style-name="Textbody"><text:span text:style-name="T54">References:</text:span></text:p>
      <text:p text:style-name="Textbody"><text:span text:style-name="T55">1.</text:span><text:span text:style-name="T56"><text:tab/>Young SD. A "big data" approach to HIV epidemiology and prevention. Prev Med. 2015;70:17-8.#</text:span></text:p>
      <text:p text:style-name="Textbody"><text:span text:style-name="T57">2.</text:span><text:span text:style-name="T58"><text:tab/>Young SD. Social media technologies for HIV prevention study retention amo</text:span><text:span text:style-name="T59">ng minority men who have sex with men (MSM). AIDS Behav. 2014;18(9):1625-9.</text:span></text:p>
      <text:p text:style-name="Textbody"><text:span text:style-name="T60">3.</text:span><text:span text:style-name="T61"><text:tab/>Garett R, Smith J, Young SD. A Review of Social Media Technologies Across the Global HIV Care Continuum. Curr Opin Psychol. 2016;9:56-66.</text:span></text:p>
      <text:p text:style-name="Textbody"><text:span text:style-name="T62">4.</text:span><text:span text:style-name="T63"><text:tab/>Rice E, Monro W, Barman-Adhikari A,<text:s/></text:span><text:span text:style-name="T64">Young SD. Internet use, social networking, and HIV/AIDS risk for homeless adolescents. J Adolesc Health. 2010;47(6):610-3.</text:span></text:p>
      <text:p text:style-name="Textbody"><text:span text:style-name="T65">5.</text:span><text:span text:style-name="T66"><text:tab/>Young SD, Bendavid E. The relationship between HIV testing, stigma, and health service usage. AIDS Care. 2010;22(3):373-80.</text:span></text:p>
      <text:p text:style-name="Textbody"><text:span text:style-name="T67">6.</text:span><text:span text:style-name="T68"><text:tab/>You</text:span><text:span text:style-name="T69">ng SD, Zhao M, Teiu K, Kwok J, Gill H, Gill N. A social-media based HIV prevention intervention using peer leaders. J Consum Health Internet. 2013;17(4):353-61.</text:span></text:p>
      <text:p text:style-name="P70">7.<text:tab/>Young SD, Cumberland WG, Lee SJ, Jaganath D, Szekeres G, Coates T. Social networking technologies as an emerging tool for HIV prevention: a cluster randomized trial. Ann Intern Med. 2013;159(5):318-24.</text:p>
      <text:p text:style-name="P71"/>
      <text:p text:style-name="Textbody">If you have any questions about our revised manuscript, please contact me at your convenience. <text:s/>Thank you very much for considering our revised manuscript for publication in<text:s/>(insert journal name here).<text:s/><text:span text:style-name="T72"><text:s/></text:span></text:p>
      <text:p text:style-name="Textbody"/>
      <text:p text:style-name="Textbody">Sincerely,</text:p>
      <text:p text:style-name="Textbody"/>
      <text:p text:style-name="Textbody">Name</text:p>
      <text:p text:style-name="Textbody">Address<text:s/></text:p>
      <text:p text:style-name="Textbody">Address<text:s/></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ckman</meta:initial-creator>
    <dc:creator>Heckman</dc:creator>
    <meta:creation-date>2016-08-08T17:45:00Z</meta:creation-date>
    <dc:date>2016-08-08T17:45:00Z</dc:date>
    <meta:template xlink:href="Normal" xlink:type="simple"/>
    <meta:editing-cycles>2</meta:editing-cycles>
    <meta:editing-duration>PT0S</meta:editing-duration>
    <meta:document-statistic meta:page-count="7" meta:paragraph-count="38" meta:word-count="2893" meta:character-count="19349" meta:row-count="137" meta:non-whitespace-character-count="16494"/>
  </office:meta>
</office:document-meta>
</file>